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officeooo:paragraph-rsid="00038428"/>
    </style:style>
    <style:style style:name="P2" style:family="paragraph" style:parent-style-name="Preformatted_20_Text" style:master-page-name="Standard">
      <style:paragraph-properties style:page-number="1"/>
      <style:text-properties style:font-name="Liberation Mono" officeooo:paragraph-rsid="00038428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89a87" officeooo:paragraph-rsid="0003842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a47e3" officeooo:paragraph-rsid="00038428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officeooo:rsid="001a47e3" officeooo:paragraph-rsid="00038428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a47e3" officeooo:paragraph-rsid="00038428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1a47e3" officeooo:paragraph-rsid="001a47e3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a47e3" officeooo:paragraph-rsid="00038428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officeooo:rsid="00189a87" officeooo:paragraph-rsid="00038428"/>
    </style:style>
    <style:style style:name="P10" style:family="paragraph" style:parent-style-name="Standard">
      <style:paragraph-properties fo:text-align="center" style:justify-single-word="false"/>
      <style:text-properties fo:font-size="26pt" fo:font-weight="bold" officeooo:rsid="001a47e3" officeooo:paragraph-rsid="00038428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officeooo:rsid="001a47e3" officeooo:paragraph-rsid="00038428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6pt" officeooo:rsid="001a47e3" officeooo:paragraph-rsid="00038428" style:font-size-asian="14pt" style:font-size-complex="16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5" text:anchor-type="page" text:anchor-page-number="9" svg:x="4.4598in" svg:y="3.8701in" svg:width="2.9528in" draw:z-index="4">
        <draw:text-box fo:min-height="1.378in">
          <text:p text:style-name="P7">DavidXXXXXXXXXXXXXXXXXXXXX</text:p>
        </draw:text-box>
      </draw:frame>
      <draw:frame draw:style-name="fr1" draw:name="Frame4" text:anchor-type="page" text:anchor-page-number="7" svg:x="4.4598in" svg:y="3.8701in" svg:width="2.9528in" draw:z-index="3">
        <draw:text-box fo:min-height="1.378in">
          <text:p text:style-name="P7">EthanXXXXXXXXXXXXXXXXXXXXX</text:p>
        </draw:text-box>
      </draw:frame>
      <draw:frame draw:style-name="fr1" draw:name="Frame3" text:anchor-type="page" text:anchor-page-number="5" svg:x="4.4598in" svg:y="3.8701in" svg:width="2.9528in" draw:z-index="2">
        <draw:text-box fo:min-height="1.378in">
          <text:p text:style-name="P7">JuanXXXXXXXXXXXXXXXXXXXXX</text:p>
        </draw:text-box>
      </draw:frame>
      <draw:frame draw:style-name="fr1" draw:name="Frame2" text:anchor-type="page" text:anchor-page-number="3" svg:x="4.4598in" svg:y="3.8701in" svg:width="2.9528in" draw:z-index="1">
        <draw:text-box fo:min-height="1.378in">
          <text:p text:style-name="P7">IvánXXXXXXXXXXXXXXXXXXXXX</text:p>
        </draw:text-box>
      </draw:frame>
      <draw:frame draw:style-name="fr1" draw:name="Frame1" text:anchor-type="page" text:anchor-page-number="1" svg:x="4.4598in" svg:y="3.8701in" svg:width="2.9528in" draw:z-index="0">
        <draw:text-box fo:min-height="1.378in">
          <text:p text:style-name="P7">JoseXXXXXXXXXXXXXXXXXXXXX</text:p>
        </draw:text-box>
      </draw:frame>
      <text:p text:style-name="P2"/>
      <text:p text:style-name="P1"/>
      <text:p text:style-name="P3">­Instituto :</text:p>
      <text:p text:style-name="P5">XXXXXXXXXXXXX</text:p>
      <text:p text:style-name="P9"/>
      <text:p text:style-name="P9"/>
      <text:p text:style-name="P10">DIPLOMA DE GRADUACIÓN</text:p>
      <text:p text:style-name="P11"><text:span text:style-name="T1">Grado o curso: </text:span>XXXXXX</text:p>
      <text:p text:style-name="P12"/>
      <text:p text:style-name="P12"/>
      <text:p text:style-name="P12"/>
      <text:p text:style-name="P4">Este certificado acredita que</text:p>
      <text:p text:style-name="P6"/>
      <text:p text:style-name="P6"/>
      <text:p text:style-name="P6"/>
      <text:p text:style-name="P4">Ha concluido sus estudios con exito en el instituto XXXXXXXXXX.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8"><text:tab/><text:tab/>___________________<text:tab/><text:tab/><text:tab/><text:tab/><text:tab/><text:tab/><text:tab/><text:tab/><text:tab/><text:tab/>___________________</text:p>
      <text:p text:style-name="P8"><text:tab/><text:tab/> <text:s text:c="2"/>Director del centro <text:tab/><text:tab/><text:tab/><text:tab/><text:tab/><text:tab/><text:tab/><text:tab/><text:tab/><text:tab/> <text:s text:c="3"/>Director educativo</text:p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/>
      <text:p text:style-name="P1"/>
      <text:p text:style-name="P3">­Instituto :</text:p>
      <text:p text:style-name="P5">XXXXXXXXXXXXX</text:p>
      <text:p text:style-name="P9"/>
      <text:p text:style-name="P9"/>
      <text:p text:style-name="P10">DIPLOMA DE GRADUACIÓN</text:p>
      <text:p text:style-name="P11"><text:span text:style-name="T1">Grado o curso: </text:span>XXXXXX</text:p>
      <text:p text:style-name="P12"/>
      <text:p text:style-name="P12"/>
      <text:p text:style-name="P12"/>
      <text:p text:style-name="P4">Este certificado acredita que</text:p>
      <text:p text:style-name="P6"/>
      <text:p text:style-name="P6"/>
      <text:p text:style-name="P6"/>
      <text:p text:style-name="P4">Ha concluido sus estudios con exito en el instituto XXXXXXXXXX.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8"><text:tab/><text:tab/>___________________<text:tab/><text:tab/><text:tab/><text:tab/><text:tab/><text:tab/><text:tab/><text:tab/><text:tab/><text:tab/>___________________</text:p>
      <text:p text:style-name="P8"><text:tab/><text:tab/> <text:s text:c="2"/>Director del centro <text:tab/><text:tab/><text:tab/><text:tab/><text:tab/><text:tab/><text:tab/><text:tab/><text:tab/><text:tab/> <text:s text:c="3"/>Director educativo</text:p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/>
      <text:p text:style-name="P1"/>
      <text:p text:style-name="P3">­Instituto :</text:p>
      <text:p text:style-name="P5">XXXXXXXXXXXXX</text:p>
      <text:p text:style-name="P9"/>
      <text:p text:style-name="P9"/>
      <text:p text:style-name="P10">DIPLOMA DE GRADUACIÓN</text:p>
      <text:p text:style-name="P11"><text:span text:style-name="T1">Grado o curso: </text:span>XXXXXX</text:p>
      <text:p text:style-name="P12"/>
      <text:p text:style-name="P12"/>
      <text:p text:style-name="P12"/>
      <text:p text:style-name="P4">Este certificado acredita que</text:p>
      <text:p text:style-name="P6"/>
      <text:p text:style-name="P6"/>
      <text:p text:style-name="P6"/>
      <text:p text:style-name="P4">Ha concluido sus estudios con exito en el instituto XXXXXXXXXX.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8"><text:tab/><text:tab/>___________________<text:tab/><text:tab/><text:tab/><text:tab/><text:tab/><text:tab/><text:tab/><text:tab/><text:tab/><text:tab/>___________________</text:p>
      <text:p text:style-name="P8"><text:tab/><text:tab/> <text:s text:c="2"/>Director del centro <text:tab/><text:tab/><text:tab/><text:tab/><text:tab/><text:tab/><text:tab/><text:tab/><text:tab/><text:tab/> <text:s text:c="3"/>Director educativo</text:p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/>
      <text:p text:style-name="P1"/>
      <text:p text:style-name="P3">­Instituto :</text:p>
      <text:p text:style-name="P5">XXXXXXXXXXXXX</text:p>
      <text:p text:style-name="P9"/>
      <text:p text:style-name="P9"/>
      <text:p text:style-name="P10">DIPLOMA DE GRADUACIÓN</text:p>
      <text:p text:style-name="P11"><text:span text:style-name="T1">Grado o curso: </text:span>XXXXXX</text:p>
      <text:p text:style-name="P12"/>
      <text:p text:style-name="P12"/>
      <text:p text:style-name="P12"/>
      <text:p text:style-name="P4">Este certificado acredita que</text:p>
      <text:p text:style-name="P6"/>
      <text:p text:style-name="P6"/>
      <text:p text:style-name="P6"/>
      <text:p text:style-name="P4">Ha concluido sus estudios con exito en el instituto XXXXXXXXXX.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8"><text:tab/><text:tab/>___________________<text:tab/><text:tab/><text:tab/><text:tab/><text:tab/><text:tab/><text:tab/><text:tab/><text:tab/><text:tab/>___________________</text:p>
      <text:p text:style-name="P8"><text:tab/><text:tab/> <text:s text:c="2"/>Director del centro <text:tab/><text:tab/><text:tab/><text:tab/><text:tab/><text:tab/><text:tab/><text:tab/><text:tab/><text:tab/> <text:s text:c="3"/>Director educativo</text:p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/>
      <text:p text:style-name="P1"/>
      <text:p text:style-name="P3">­Instituto :</text:p>
      <text:p text:style-name="P5">XXXXXXXXXXXXX</text:p>
      <text:p text:style-name="P9"/>
      <text:p text:style-name="P9"/>
      <text:p text:style-name="P10">DIPLOMA DE GRADUACIÓN</text:p>
      <text:p text:style-name="P11"><text:span text:style-name="T1">Grado o curso: </text:span>XXXXXX</text:p>
      <text:p text:style-name="P12"/>
      <text:p text:style-name="P12"/>
      <text:p text:style-name="P12"/>
      <text:p text:style-name="P4">Este certificado acredita que</text:p>
      <text:p text:style-name="P6"/>
      <text:p text:style-name="P6"/>
      <text:p text:style-name="P6"/>
      <text:p text:style-name="P4">Ha concluido sus estudios con exito en el instituto XXXXXXXXXX.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8"><text:tab/><text:tab/>___________________<text:tab/><text:tab/><text:tab/><text:tab/><text:tab/><text:tab/><text:tab/><text:tab/><text:tab/><text:tab/>___________________</text:p>
      <text:p text:style-name="P8"><text:tab/><text:tab/> <text:s text:c="2"/>Director del centro <text:tab/><text:tab/><text:tab/><text:tab/><text:tab/><text:tab/><text:tab/><text:tab/><text:tab/><text:tab/> <text:s text:c="3"/>Director educativo</text:p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11-18T08:45:12.336725468</meta:creation-date>
    <dc:date>2023-01-30T09:44:03.171014595</dc:date>
    <meta:editing-cycles>3</meta:editing-cycles>
    <meta:editing-duration>PT12M18S</meta:editing-duration>
    <meta:document-statistic meta:table-count="0" meta:image-count="0" meta:object-count="0" meta:page-count="10" meta:paragraph-count="45" meta:word-count="165" meta:character-count="1457" meta:non-whitespace-character-count="1192"/>
  </office:meta>
</office:document-meta>
</file>